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75" style:family="table-column">
      <style:table-column-properties fo:break-before="auto" style:column-width="30.22mm"/>
    </style:style>
    <style:style style:name="co76" style:family="table-column">
      <style:table-column-properties fo:break-before="auto" style:column-width="28.86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70" style:family="table-column">
      <style:table-column-properties fo:break-before="auto" style:column-width="67.2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ff"/>
    </style:style>
    <style:style style:name="ce39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 style:data-style-name="N37"/>
    <style:style style:name="ce43" style:family="table-cell" style:parent-style-name="Default" style:data-style-name="N36">
      <style:text-properties fo:font-weight="bold" style:font-weight-asian="bold" style:font-weight-complex="bold"/>
    </style:style>
    <style:style style:name="ce44" style:family="table-cell" style:parent-style-name="Default" style:data-style-name="N36"/>
    <style:style style:name="ce4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/>
    <style:style style:name="ce52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22:02:39.087606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9T22:05:51.322029109</dc:date>
    <meta:editing-duration>PT22H29M36S</meta:editing-duration>
    <meta:editing-cycles>189</meta:editing-cycles>
    <meta:generator>LibreOffice/4.4.6.3$Linux_X86_64 LibreOffice_project/40m0$Build-3</meta:generator>
    <dc:creator>Mike Toggweiler</dc:creator>
    <meta:document-statistic meta:table-count="23" meta:cell-count="7184" meta:object-count="0"/>
  </office:meta>
</office:document-meta>
</file>